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keys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rotation-align="none"/>
    </style:style>
    <style:style style:name="ce85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90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</style:style>
    <style:style style:name="ce104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05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09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Excel_20_Built-in_20_Accent6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14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18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21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24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27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35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3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4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40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key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90"/>
        <table:table-column table:style-name="co1" table:default-cell-style-name="ce105"/>
        <table:table-column table:style-name="co1" table:default-cell-style-name="ce58"/>
        <table:table-column table:style-name="co1" table:number-columns-repeated="2" table:default-cell-style-name="ce114"/>
        <table:table-column table:style-name="co1" table:default-cell-style-name="ce98"/>
        <table:table-column table:style-name="co1" table:default-cell-style-name="ce90"/>
        <table:table-column table:style-name="co1" table:default-cell-style-name="Default"/>
        <table:table-column table:style-name="co1" table:default-cell-style-name="ce109"/>
        <table:table-column table:style-name="co1" table:number-columns-repeated="2" table:default-cell-style-name="ce114"/>
        <table:table-column table:style-name="co1" table:default-cell-style-name="ce98"/>
        <table:table-column table:style-name="co1" table:default-cell-style-name="ce90"/>
        <table:table-column table:style-name="co1" table:default-cell-style-name="ce105"/>
        <table:table-column table:style-name="co1" table:default-cell-style-name="ce109"/>
        <table:table-column table:style-name="co1" table:default-cell-style-name="ce114"/>
        <table:table-column table:style-name="co1" table:default-cell-style-name="Default"/>
        <table:table-column table:style-name="co1" table:default-cell-style-name="ce98"/>
        <table:table-column table:style-name="co1" table:default-cell-style-name="ce128"/>
        <table:table-column table:style-name="co1" table:default-cell-style-name="ce105"/>
        <table:table-column table:style-name="co1" table:default-cell-style-name="ce109"/>
        <table:table-column table:style-name="co1" table:number-columns-repeated="2" table:default-cell-style-name="ce114"/>
        <table:table-column table:style-name="co1" table:default-cell-style-name="ce98"/>
        <table:table-column table:style-name="co1" table:default-cell-style-name="ce90"/>
        <table:table-column table:style-name="co1" table:default-cell-style-name="ce105"/>
        <table:table-column table:style-name="co1" table:default-cell-style-name="ce109"/>
        <table:table-column table:style-name="co1" table:number-columns-repeated="2" table:default-cell-style-name="ce114"/>
        <table:table-column table:style-name="co1" table:number-columns-repeated="2" table:default-cell-style-name="ce5"/>
        <table:table-column table:style-name="co1" table:number-columns-repeated="20" table:default-cell-style-name="Default"/>
        <table:table-column table:style-name="co1" table:number-columns-repeated="16332"/>
        <table:table-row table:style-name="ro1">
          <table:table-cell table:style-name="ce58" table:number-columns-repeated="3"/>
          <table:table-cell/>
          <table:table-cell table:style-name="ce112" table:number-columns-repeated="3"/>
          <table:table-cell table:style-name="ce4" office:value-type="string" calcext:value-type="string">
            <text:p>L</text:p>
          </table:table-cell>
          <table:table-cell/>
          <table:table-cell table:style-name="Default" office:value-type="string" calcext:value-type="string">
            <text:p>R</text:p>
          </table:table-cell>
          <table:table-cell table:style-name="ce112" table:number-columns-repeated="2"/>
          <table:table-cell table:style-name="ce124"/>
          <table:table-cell table:style-name="ce58" table:number-columns-repeated="4"/>
          <table:table-cell/>
          <table:table-cell table:style-name="Default" office:value-type="float" office:value="1" calcext:value-type="float">
            <text:p>1</text:p>
          </table:table-cell>
          <table:table-cell office:value-type="string" calcext:value-type="string" table:number-columns-spanned="23" table:number-rows-spanned="1">
            <text:p>comfortable, no wrist move, or a finder between keys</text:p>
          </table:table-cell>
          <table:covered-table-cell table:number-columns-repeated="12" table:style-name="Default"/>
          <table:covered-table-cell table:number-columns-repeated="10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70"/>
          <table:table-cell table:style-name="ce78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/>
          <table:table-cell table:style-name="ce4"/>
          <table:table-cell/>
          <table:table-cell table:style-name="ce4"/>
          <table:table-cell table:style-name="ce112"/>
          <table:table-cell table:style-name="ce112" office:value-type="float" office:value="15" calcext:value-type="float">
            <text:p>15</text:p>
          </table:table-cell>
          <table:table-cell table:style-name="ce124" office:value-type="float" office:value="16" calcext:value-type="float">
            <text:p>16</text:p>
          </table:table-cell>
          <table:table-cell table:style-name="ce58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0"/>
          <table:table-cell/>
          <table:table-cell table:style-name="Default" office:value-type="float" office:value="2" calcext:value-type="float">
            <text:p>2</text:p>
          </table:table-cell>
          <table:table-cell office:value-type="string" calcext:value-type="string" table:number-columns-spanned="23" table:number-rows-spanned="1">
            <text:p>slight move or row <text:s/>/ column switch for another finger (middle or pointer)</text:p>
          </table:table-cell>
          <table:covered-table-cell table:number-columns-repeated="12" table:style-name="Default"/>
          <table:covered-table-cell table:number-columns-repeated="6"/>
          <table:covered-table-cell table:number-columns-repeated="4" table:style-name="ce5"/>
          <table:table-cell table:number-columns-repeated="3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office:value-type="string" calcext:value-type="string">
            <text:p>use this as a base</text:p>
          </table:table-cell>
          <table:table-cell table:style-name="Default" table:number-columns-repeated="16332"/>
        </table:table-row>
        <table:table-row table:style-name="ro1"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/>
          <table:table-cell table:style-name="ce4"/>
          <table:table-cell/>
          <table:table-cell table:style-name="ce123"/>
          <table:table-cell table:style-name="ce112"/>
          <table:table-cell table:style-name="ce112" office:value-type="float" office:value="20" calcext:value-type="float">
            <text:p>20</text:p>
          </table:table-cell>
          <table:table-cell table:style-name="ce124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8" office:value-type="float" office:value="24" calcext:value-type="float">
            <text:p>24</text:p>
          </table:table-cell>
          <table:table-cell table:style-name="ce78"/>
          <table:table-cell/>
          <table:table-cell table:style-name="Default" office:value-type="float" office:value="3" calcext:value-type="float">
            <text:p>3</text:p>
          </table:table-cell>
          <table:table-cell office:value-type="string" calcext:value-type="string" table:number-columns-spanned="23" table:number-rows-spanned="1">
            <text:p>row switch / same finger</text:p>
          </table:table-cell>
          <table:covered-table-cell table:number-columns-repeated="6" table:style-name="Default"/>
          <table:covered-table-cell table:style-name="ce32"/>
          <table:covered-table-cell table:number-columns-repeated="5" table:style-name="Default"/>
          <table:covered-table-cell table:number-columns-repeated="6"/>
          <table:covered-table-cell table:number-columns-repeated="4" table:style-name="ce5"/>
          <table:table-cell table:number-columns-repeated="3"/>
          <table:table-cell table:style-name="ce36" office:value-type="float" office:value="3" calcext:value-type="float">
            <text:p>3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office:value-type="string" calcext:value-type="string">
            <text:p>can be less if a hand on better position</text:p>
          </table:table-cell>
          <table:table-cell table:style-name="Default" table:number-columns-repeated="16332"/>
        </table:table-row>
        <table:table-row table:style-name="ro1"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 table:style-name="ce118" office:value-type="float" office:value="14" calcext:value-type="float">
            <text:p>14</text:p>
          </table:table-cell>
          <table:table-cell table:style-name="ce112" table:number-columns-repeated="2"/>
          <table:table-cell/>
          <table:table-cell table:style-name="ce112" table:number-columns-repeated="2"/>
          <table:table-cell table:style-name="ce112" office:value-type="float" office:value="25" calcext:value-type="float">
            <text:p>25</text:p>
          </table:table-cell>
          <table:table-cell table:style-name="ce124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8" office:value-type="float" office:value="29" calcext:value-type="float">
            <text:p>29</text:p>
          </table:table-cell>
          <table:table-cell table:style-name="ce78"/>
          <table:table-cell/>
          <table:table-cell table:style-name="Default" office:value-type="float" office:value="4" calcext:value-type="float">
            <text:p>4</text:p>
          </table:table-cell>
          <table:table-cell office:value-type="string" calcext:value-type="string" table:number-columns-spanned="23" table:number-rows-spanned="1">
            <text:p>no comfortable</text:p>
          </table:table-cell>
          <table:covered-table-cell table:number-columns-repeated="18" table:style-name="ce129"/>
          <table:covered-table-cell table:number-columns-repeated="4" table:style-name="ce132"/>
          <table:table-cell table:number-columns-repeated="3"/>
          <table:table-cell table:style-name="ce133" office:value-type="float" office:value="5" calcext:value-type="float">
            <text:p>5</text:p>
          </table:table-cell>
          <table:table-cell table:number-columns-repeated="2" table:style-name="ce133" office:value-type="float" office:value="4" calcext:value-type="float">
            <text:p>4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float" office:value="5" calcext:value-type="float">
            <text:p>5</text:p>
          </table:table-cell>
          <table:table-cell/>
          <table:table-cell office:value-type="string" calcext:value-type="string">
            <text:p>can be more if move is awkward</text:p>
          </table:table-cell>
          <table:table-cell table:style-name="Default" table:number-columns-repeated="16332"/>
        </table:table-row>
        <table:table-row table:style-name="ro1">
          <table:table-cell table:style-name="ce78"/>
          <table:table-cell table:style-name="ce85"/>
          <table:table-cell table:style-name="ce70"/>
          <table:table-cell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8" table:number-columns-spanned="1" table:number-rows-spanned="2"/>
          <table:table-cell table:style-name="ce58"/>
          <table:table-cell table:style-name="ce70"/>
          <table:table-cell table:style-name="ce127"/>
          <table:table-cell table:style-name="ce78"/>
          <table:table-cell/>
          <table:table-cell table:style-name="Default" office:value-type="float" office:value="5" calcext:value-type="float">
            <text:p>5</text:p>
          </table:table-cell>
          <table:table-cell office:value-type="string" calcext:value-type="string" table:number-columns-spanned="23" table:number-rows-spanned="1">
            <text:p>worst / when need bend long finger and reach short</text:p>
          </table:table-cell>
          <table:covered-table-cell table:number-columns-repeated="18" table:style-name="ce129"/>
          <table:covered-table-cell table:number-columns-repeated="3" table:style-name="ce132"/>
          <table:covered-table-cell table:style-name="ce5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4" table:number-columns-repeated="4"/>
          <table:covered-table-cell table:style-name="ce4"/>
          <table:covered-table-cell table:number-columns-repeated="2" table:style-name="ce119"/>
          <table:covered-table-cell table:style-name="ce20"/>
          <table:table-cell/>
          <table:covered-table-cell table:style-name="ce20"/>
          <table:covered-table-cell table:number-columns-repeated="2" table:style-name="ce119"/>
          <table:covered-table-cell table:style-name="ce28"/>
          <table:table-cell table:style-name="ce4" table:number-columns-repeated="4"/>
          <table:table-cell/>
          <table:table-cell table:style-name="Default" table:number-columns-repeated="14"/>
          <table:table-cell table:number-columns-repeated="6"/>
          <table:table-cell table:style-name="ce5" table:number-columns-repeated="4"/>
          <table:table-cell table:number-columns-repeated="1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 table:number-columns-repeated="7"/>
          <table:table-cell table:style-name="ce32"/>
          <table:table-cell table:style-name="Default" table:number-columns-repeated="6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89" table:formula="of:=[.AT2]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89" table:formula="of:=[.AU2]" office:value-type="float" office:value="3" calcext:value-type="float">
            <text:p>3</text:p>
          </table:table-cell>
          <table:table-cell table:style-name="ce1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89" table:formula="of:=[.AV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90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89" table:formula="of:=[.AW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89" table:formula="of:=[.AX2]" office:value-type="float" office:value="6" calcext:value-type="float">
            <text:p>6</text:p>
          </table:table-cell>
          <table:table-cell table:style-name="Default"/>
          <table:table-cell table:style-name="Default" table:formula="of:=COM.MICROSOFT.CONCAT(&quot;&quot;&quot;0&quot;&quot;: { &quot;;COM.MICROSOFT.TEXTJOIN(&quot;, &quot;;TRUE();[.B12:.F14]);&quot;}&quot;)" office:value-type="string" office:string-value="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" calcext:value-type="string">
            <text:p>"0": { "0": 6, "1": 1, "2": 1, "3": 1, "4": 3, "5": 6, "6": 4, "7": 3, "8": 1, "9": 4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9" office:value-type="float" office:value="3" calcext:value-type="float">
            <text:p>3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1" office:value-type="float" office:value="5" calcext:value-type="float">
            <text:p>5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4" calcext:value-type="float">
            <text:p>4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Default"/>
          <table:table-cell table:formula="of:=COM.MICROSOFT.CONCAT(&quot;&quot;&quot;1&quot;&quot;: { &quot;;COM.MICROSOFT.TEXTJOIN(&quot;, &quot;;TRUE();[.H12:.L14]);&quot;}&quot;)" office:value-type="string" office:string-value="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" calcext:value-type="string">
            <text:p>"1": { "0": 5, "1": 3, "2": 1, "3": 1, "4": 5, "5": 5, "6": 3, "7": 2, "8": 1, "9": 5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style-name="ce109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5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number-columns-repeated="4" office:value-type="float" office:value="6" calcext:value-type="float">
            <text:p>6</text:p>
          </table:table-cell>
          <table:table-cell table:style-name="ce114" office:value-type="float" office:value="6" calcext:value-type="float">
            <text:p>6</text:p>
          </table:table-cell>
          <table:table-cell/>
          <table:table-cell table:style-name="ce90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number-columns-repeated="5" office:value-type="float" office:value="6" calcext:value-type="float">
            <text:p>6</text:p>
          </table:table-cell>
          <table:table-cell table:style-name="Default"/>
          <table:table-cell table:formula="of:=COM.MICROSOFT.CONCAT(&quot;&quot;&quot;2&quot;&quot;: { &quot;;COM.MICROSOFT.TEXTJOIN(&quot;, &quot;;TRUE();[.N12:.R14]);&quot;}&quot;)" office:value-type="string" office:string-value="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" calcext:value-type="string">
            <text:p>"2": { "0": 5, "1": 1, "2": 2, "3": 2, "4": 5, "5": 3, "6": 2, "7": 2, "8": 1, "9": 4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4" table:number-columns-repeated="29"/>
          <table:table-cell table:style-name="Default"/>
          <table:table-cell table:formula="of:=COM.MICROSOFT.CONCAT(&quot;&quot;&quot;3&quot;&quot;: { &quot;;COM.MICROSOFT.TEXTJOIN(&quot;, &quot;;TRUE();[.T12:.X14]);&quot;}&quot;)" office:value-type="string" office:string-value="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" calcext:value-type="string">
            <text:p>"3": { "0": 4, "1": 1, "2": 1, "3": 4, "4": 4, "5": 4, "6": 3, "7": 2, "8": 2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5" table:formula="of:=COM.MICROSOFT.CONCAT(&quot;&quot;&quot;&quot;;[.$B$2]; &quot;&quot;&quot;: &quot;; [.B8])" office:value-type="string" office:string-value="&quot;0&quot;: 6" calcext:value-type="string">
            <text:p>"0": 6</text:p>
          </table:table-cell>
          <table:table-cell table:style-name="ce95" table:formula="of:=COM.MICROSOFT.CONCAT(&quot;&quot;&quot;&quot;;[.$C$2]; &quot;&quot;&quot;: &quot;; [.C8])" office:value-type="string" office:string-value="&quot;1&quot;: 1" calcext:value-type="string">
            <text:p>"1": 1</text:p>
          </table:table-cell>
          <table:table-cell table:style-name="ce95" table:formula="of:=COM.MICROSOFT.CONCAT(&quot;&quot;&quot;&quot;;[.$D$2]; &quot;&quot;&quot;: &quot;; [.D8])" office:value-type="string" office:string-value="&quot;2&quot;: 1" calcext:value-type="string">
            <text:p>"2": 1</text:p>
          </table:table-cell>
          <table:table-cell table:style-name="ce95" table:formula="of:=COM.MICROSOFT.CONCAT(&quot;&quot;&quot;&quot;;[.$E$2]; &quot;&quot;&quot;: &quot;; [.E8])" office:value-type="string" office:string-value="&quot;3&quot;: 1" calcext:value-type="string">
            <text:p>"3": 1</text:p>
          </table:table-cell>
          <table:table-cell table:style-name="ce95" table:formula="of:=COM.MICROSOFT.CONCAT(&quot;&quot;&quot;&quot;;[.$F$2]; &quot;&quot;&quot;: &quot;; [.F8])" office:value-type="string" office:string-value="&quot;4&quot;: 3" calcext:value-type="string">
            <text:p>"4": 3</text:p>
          </table:table-cell>
          <table:table-cell table:style-name="ce95"/>
          <table:table-cell table:style-name="ce95" table:formula="of:=COM.MICROSOFT.CONCAT(&quot;&quot;&quot;&quot;;[.$B$2]; &quot;&quot;&quot;: &quot;; [.H8])" office:value-type="string" office:string-value="&quot;0&quot;: 5" calcext:value-type="string">
            <text:p>"0": 5</text:p>
          </table:table-cell>
          <table:table-cell table:style-name="ce95" table:formula="of:=COM.MICROSOFT.CONCAT(&quot;&quot;&quot;&quot;;[.$C$2]; &quot;&quot;&quot;: &quot;; [.I8])" office:value-type="string" office:string-value="&quot;1&quot;: 3" calcext:value-type="string">
            <text:p>"1": 3</text:p>
          </table:table-cell>
          <table:table-cell table:style-name="ce95" table:formula="of:=COM.MICROSOFT.CONCAT(&quot;&quot;&quot;&quot;;[.$D$2]; &quot;&quot;&quot;: &quot;; [.J8])" office:value-type="string" office:string-value="&quot;2&quot;: 1" calcext:value-type="string">
            <text:p>"2": 1</text:p>
          </table:table-cell>
          <table:table-cell table:style-name="ce95" table:formula="of:=COM.MICROSOFT.CONCAT(&quot;&quot;&quot;&quot;;[.$E$2]; &quot;&quot;&quot;: &quot;; [.K8])" office:value-type="string" office:string-value="&quot;3&quot;: 1" calcext:value-type="string">
            <text:p>"3": 1</text:p>
          </table:table-cell>
          <table:table-cell table:style-name="ce95" table:formula="of:=COM.MICROSOFT.CONCAT(&quot;&quot;&quot;&quot;;[.$F$2]; &quot;&quot;&quot;: &quot;; [.L8])" office:value-type="string" office:string-value="&quot;4&quot;: 5" calcext:value-type="string">
            <text:p>"4": 5</text:p>
          </table:table-cell>
          <table:table-cell table:style-name="ce95"/>
          <table:table-cell table:style-name="ce95" table:formula="of:=COM.MICROSOFT.CONCAT(&quot;&quot;&quot;&quot;;[.$B$2]; &quot;&quot;&quot;: &quot;; [.N8])" office:value-type="string" office:string-value="&quot;0&quot;: 5" calcext:value-type="string">
            <text:p>"0": 5</text:p>
          </table:table-cell>
          <table:table-cell table:style-name="ce95" table:formula="of:=COM.MICROSOFT.CONCAT(&quot;&quot;&quot;&quot;;[.$C$2]; &quot;&quot;&quot;: &quot;; [.O8])" office:value-type="string" office:string-value="&quot;1&quot;: 1" calcext:value-type="string">
            <text:p>"1": 1</text:p>
          </table:table-cell>
          <table:table-cell table:style-name="ce95" table:formula="of:=COM.MICROSOFT.CONCAT(&quot;&quot;&quot;&quot;;[.$D$2]; &quot;&quot;&quot;: &quot;; [.P8])" office:value-type="string" office:string-value="&quot;2&quot;: 2" calcext:value-type="string">
            <text:p>"2": 2</text:p>
          </table:table-cell>
          <table:table-cell table:style-name="ce95" table:formula="of:=COM.MICROSOFT.CONCAT(&quot;&quot;&quot;&quot;;[.$E$2]; &quot;&quot;&quot;: &quot;; [.Q8])" office:value-type="string" office:string-value="&quot;3&quot;: 2" calcext:value-type="string">
            <text:p>"3": 2</text:p>
          </table:table-cell>
          <table:table-cell table:style-name="ce95" table:formula="of:=COM.MICROSOFT.CONCAT(&quot;&quot;&quot;&quot;;[.$F$2]; &quot;&quot;&quot;: &quot;; [.R8])" office:value-type="string" office:string-value="&quot;4&quot;: 5" calcext:value-type="string">
            <text:p>"4": 5</text:p>
          </table:table-cell>
          <table:table-cell table:style-name="ce95"/>
          <table:table-cell table:style-name="ce95" table:formula="of:=COM.MICROSOFT.CONCAT(&quot;&quot;&quot;&quot;;[.$B$2]; &quot;&quot;&quot;: &quot;; [.T8])" office:value-type="string" office:string-value="&quot;0&quot;: 4" calcext:value-type="string">
            <text:p>"0": 4</text:p>
          </table:table-cell>
          <table:table-cell table:style-name="ce95" table:formula="of:=COM.MICROSOFT.CONCAT(&quot;&quot;&quot;&quot;;[.$C$2]; &quot;&quot;&quot;: &quot;; [.U8])" office:value-type="string" office:string-value="&quot;1&quot;: 1" calcext:value-type="string">
            <text:p>"1": 1</text:p>
          </table:table-cell>
          <table:table-cell table:style-name="ce95" table:formula="of:=COM.MICROSOFT.CONCAT(&quot;&quot;&quot;&quot;;[.$D$2]; &quot;&quot;&quot;: &quot;; [.V8])" office:value-type="string" office:string-value="&quot;2&quot;: 1" calcext:value-type="string">
            <text:p>"2": 1</text:p>
          </table:table-cell>
          <table:table-cell table:style-name="ce95" table:formula="of:=COM.MICROSOFT.CONCAT(&quot;&quot;&quot;&quot;;[.$E$2]; &quot;&quot;&quot;: &quot;; [.W8])" office:value-type="string" office:string-value="&quot;3&quot;: 4" calcext:value-type="string">
            <text:p>"3": 4</text:p>
          </table:table-cell>
          <table:table-cell table:style-name="ce95" table:formula="of:=COM.MICROSOFT.CONCAT(&quot;&quot;&quot;&quot;;[.$F$2]; &quot;&quot;&quot;: &quot;; [.X8])" office:value-type="string" office:string-value="&quot;4&quot;: 4" calcext:value-type="string">
            <text:p>"4": 4</text:p>
          </table:table-cell>
          <table:table-cell table:style-name="ce95"/>
          <table:table-cell table:style-name="ce95" table:formula="of:=COM.MICROSOFT.CONCAT(&quot;&quot;&quot;&quot;;[.$B$2]; &quot;&quot;&quot;: &quot;; [.Z8])" office:value-type="string" office:string-value="&quot;0&quot;: 5" calcext:value-type="string">
            <text:p>"0": 5</text:p>
          </table:table-cell>
          <table:table-cell table:style-name="ce95" table:formula="of:=COM.MICROSOFT.CONCAT(&quot;&quot;&quot;&quot;;[.$C$2]; &quot;&quot;&quot;: &quot;; [.AA8])" office:value-type="string" office:string-value="&quot;1&quot;: 2" calcext:value-type="string">
            <text:p>"1": 2</text:p>
          </table:table-cell>
          <table:table-cell table:style-name="ce95" table:formula="of:=COM.MICROSOFT.CONCAT(&quot;&quot;&quot;&quot;;[.$D$2]; &quot;&quot;&quot;: &quot;; [.AB8])" office:value-type="string" office:string-value="&quot;2&quot;: 2" calcext:value-type="string">
            <text:p>"2": 2</text:p>
          </table:table-cell>
          <table:table-cell table:style-name="ce95" table:formula="of:=COM.MICROSOFT.CONCAT(&quot;&quot;&quot;&quot;;[.$E$2]; &quot;&quot;&quot;: &quot;; [.AC8])" office:value-type="string" office:string-value="&quot;3&quot;: 1" calcext:value-type="string">
            <text:p>"3": 1</text:p>
          </table:table-cell>
          <table:table-cell table:style-name="ce95" table:formula="of:=COM.MICROSOFT.CONCAT(&quot;&quot;&quot;&quot;;[.$F$2]; &quot;&quot;&quot;: &quot;; [.AD8])" office:value-type="string" office:string-value="&quot;4&quot;: 6" calcext:value-type="string">
            <text:p>"4": 6</text:p>
          </table:table-cell>
          <table:table-cell table:style-name="Default"/>
          <table:table-cell table:formula="of:=COM.MICROSOFT.CONCAT(&quot;&quot;&quot;4&quot;&quot;: { &quot;;COM.MICROSOFT.TEXTJOIN(&quot;, &quot;;TRUE();[.Z12:.AD14]);&quot;}&quot;)" office:value-type="string" office:string-value="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" calcext:value-type="string">
            <text:p>"4": { "0": 5, "1": 2, "2": 2, "3": 1, "4": 6, "5": 4, "6": 3, "7": 3, "8": 3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5" table:formula="of:=COM.MICROSOFT.CONCAT(&quot;&quot;&quot;&quot;;[.$B$3]; &quot;&quot;&quot;: &quot;; [.B9])" office:value-type="string" office:string-value="&quot;5&quot;: 6" calcext:value-type="string">
            <text:p>"5": 6</text:p>
          </table:table-cell>
          <table:table-cell table:style-name="ce95" table:formula="of:=COM.MICROSOFT.CONCAT(&quot;&quot;&quot;&quot;;[.$C$3]; &quot;&quot;&quot;: &quot;; [.C9])" office:value-type="string" office:string-value="&quot;6&quot;: 4" calcext:value-type="string">
            <text:p>"6": 4</text:p>
          </table:table-cell>
          <table:table-cell table:style-name="ce95" table:formula="of:=COM.MICROSOFT.CONCAT(&quot;&quot;&quot;&quot;;[.$D$3]; &quot;&quot;&quot;: &quot;; [.D9])" office:value-type="string" office:string-value="&quot;7&quot;: 3" calcext:value-type="string">
            <text:p>"7": 3</text:p>
          </table:table-cell>
          <table:table-cell table:style-name="ce95" table:formula="of:=COM.MICROSOFT.CONCAT(&quot;&quot;&quot;&quot;;[.$E$3]; &quot;&quot;&quot;: &quot;; [.E9])" office:value-type="string" office:string-value="&quot;8&quot;: 1" calcext:value-type="string">
            <text:p>"8": 1</text:p>
          </table:table-cell>
          <table:table-cell table:style-name="ce95" table:formula="of:=COM.MICROSOFT.CONCAT(&quot;&quot;&quot;&quot;;[.$F$3]; &quot;&quot;&quot;: &quot;; [.F9])" office:value-type="string" office:string-value="&quot;9&quot;: 4" calcext:value-type="string">
            <text:p>"9": 4</text:p>
          </table:table-cell>
          <table:table-cell table:style-name="ce95"/>
          <table:table-cell table:style-name="ce95" table:formula="of:=COM.MICROSOFT.CONCAT(&quot;&quot;&quot;&quot;;[.$B$3]; &quot;&quot;&quot;: &quot;; [.H9])" office:value-type="string" office:string-value="&quot;5&quot;: 5" calcext:value-type="string">
            <text:p>"5": 5</text:p>
          </table:table-cell>
          <table:table-cell table:style-name="ce95" table:formula="of:=COM.MICROSOFT.CONCAT(&quot;&quot;&quot;&quot;;[.$C$3]; &quot;&quot;&quot;: &quot;; [.I9])" office:value-type="string" office:string-value="&quot;6&quot;: 3" calcext:value-type="string">
            <text:p>"6": 3</text:p>
          </table:table-cell>
          <table:table-cell table:style-name="ce95" table:formula="of:=COM.MICROSOFT.CONCAT(&quot;&quot;&quot;&quot;;[.$D$3]; &quot;&quot;&quot;: &quot;; [.J9])" office:value-type="string" office:string-value="&quot;7&quot;: 2" calcext:value-type="string">
            <text:p>"7": 2</text:p>
          </table:table-cell>
          <table:table-cell table:style-name="ce95" table:formula="of:=COM.MICROSOFT.CONCAT(&quot;&quot;&quot;&quot;;[.$E$3]; &quot;&quot;&quot;: &quot;; [.K9])" office:value-type="string" office:string-value="&quot;8&quot;: 1" calcext:value-type="string">
            <text:p>"8": 1</text:p>
          </table:table-cell>
          <table:table-cell table:style-name="ce95" table:formula="of:=COM.MICROSOFT.CONCAT(&quot;&quot;&quot;&quot;;[.$F$3]; &quot;&quot;&quot;: &quot;; [.L9])" office:value-type="string" office:string-value="&quot;9&quot;: 5" calcext:value-type="string">
            <text:p>"9": 5</text:p>
          </table:table-cell>
          <table:table-cell table:style-name="ce95"/>
          <table:table-cell table:style-name="ce95" table:formula="of:=COM.MICROSOFT.CONCAT(&quot;&quot;&quot;&quot;;[.$B$3]; &quot;&quot;&quot;: &quot;; [.N9])" office:value-type="string" office:string-value="&quot;5&quot;: 3" calcext:value-type="string">
            <text:p>"5": 3</text:p>
          </table:table-cell>
          <table:table-cell table:style-name="ce95" table:formula="of:=COM.MICROSOFT.CONCAT(&quot;&quot;&quot;&quot;;[.$C$3]; &quot;&quot;&quot;: &quot;; [.O9])" office:value-type="string" office:string-value="&quot;6&quot;: 2" calcext:value-type="string">
            <text:p>"6": 2</text:p>
          </table:table-cell>
          <table:table-cell table:style-name="ce95" table:formula="of:=COM.MICROSOFT.CONCAT(&quot;&quot;&quot;&quot;;[.$D$3]; &quot;&quot;&quot;: &quot;; [.P9])" office:value-type="string" office:string-value="&quot;7&quot;: 2" calcext:value-type="string">
            <text:p>"7": 2</text:p>
          </table:table-cell>
          <table:table-cell table:style-name="ce95" table:formula="of:=COM.MICROSOFT.CONCAT(&quot;&quot;&quot;&quot;;[.$E$3]; &quot;&quot;&quot;: &quot;; [.Q9])" office:value-type="string" office:string-value="&quot;8&quot;: 1" calcext:value-type="string">
            <text:p>"8": 1</text:p>
          </table:table-cell>
          <table:table-cell table:style-name="ce95" table:formula="of:=COM.MICROSOFT.CONCAT(&quot;&quot;&quot;&quot;;[.$F$3]; &quot;&quot;&quot;: &quot;; [.R9])" office:value-type="string" office:string-value="&quot;9&quot;: 4" calcext:value-type="string">
            <text:p>"9": 4</text:p>
          </table:table-cell>
          <table:table-cell table:style-name="ce95"/>
          <table:table-cell table:style-name="ce95" table:formula="of:=COM.MICROSOFT.CONCAT(&quot;&quot;&quot;&quot;;[.$B$3]; &quot;&quot;&quot;: &quot;; [.T9])" office:value-type="string" office:string-value="&quot;5&quot;: 4" calcext:value-type="string">
            <text:p>"5": 4</text:p>
          </table:table-cell>
          <table:table-cell table:style-name="ce95" table:formula="of:=COM.MICROSOFT.CONCAT(&quot;&quot;&quot;&quot;;[.$C$3]; &quot;&quot;&quot;: &quot;; [.U9])" office:value-type="string" office:string-value="&quot;6&quot;: 3" calcext:value-type="string">
            <text:p>"6": 3</text:p>
          </table:table-cell>
          <table:table-cell table:style-name="ce95" table:formula="of:=COM.MICROSOFT.CONCAT(&quot;&quot;&quot;&quot;;[.$D$3]; &quot;&quot;&quot;: &quot;; [.V9])" office:value-type="string" office:string-value="&quot;7&quot;: 2" calcext:value-type="string">
            <text:p>"7": 2</text:p>
          </table:table-cell>
          <table:table-cell table:style-name="ce95" table:formula="of:=COM.MICROSOFT.CONCAT(&quot;&quot;&quot;&quot;;[.$E$3]; &quot;&quot;&quot;: &quot;; [.W9])" office:value-type="string" office:string-value="&quot;8&quot;: 2" calcext:value-type="string">
            <text:p>"8": 2</text:p>
          </table:table-cell>
          <table:table-cell table:style-name="ce95" table:formula="of:=COM.MICROSOFT.CONCAT(&quot;&quot;&quot;&quot;;[.$F$3]; &quot;&quot;&quot;: &quot;; [.X9])" office:value-type="string" office:string-value="&quot;9&quot;: 3" calcext:value-type="string">
            <text:p>"9": 3</text:p>
          </table:table-cell>
          <table:table-cell table:style-name="ce95"/>
          <table:table-cell table:style-name="ce95" table:formula="of:=COM.MICROSOFT.CONCAT(&quot;&quot;&quot;&quot;;[.$B$3]; &quot;&quot;&quot;: &quot;; [.Z9])" office:value-type="string" office:string-value="&quot;5&quot;: 4" calcext:value-type="string">
            <text:p>"5": 4</text:p>
          </table:table-cell>
          <table:table-cell table:style-name="ce95" table:formula="of:=COM.MICROSOFT.CONCAT(&quot;&quot;&quot;&quot;;[.$C$3]; &quot;&quot;&quot;: &quot;; [.AA9])" office:value-type="string" office:string-value="&quot;6&quot;: 3" calcext:value-type="string">
            <text:p>"6": 3</text:p>
          </table:table-cell>
          <table:table-cell table:style-name="ce95" table:formula="of:=COM.MICROSOFT.CONCAT(&quot;&quot;&quot;&quot;;[.$D$3]; &quot;&quot;&quot;: &quot;; [.AB9])" office:value-type="string" office:string-value="&quot;7&quot;: 3" calcext:value-type="string">
            <text:p>"7": 3</text:p>
          </table:table-cell>
          <table:table-cell table:style-name="ce95" table:formula="of:=COM.MICROSOFT.CONCAT(&quot;&quot;&quot;&quot;;[.$E$3]; &quot;&quot;&quot;: &quot;; [.AC9])" office:value-type="string" office:string-value="&quot;8&quot;: 3" calcext:value-type="string">
            <text:p>"8": 3</text:p>
          </table:table-cell>
          <table:table-cell table:style-name="ce95" table:formula="of:=COM.MICROSOFT.CONCAT(&quot;&quot;&quot;&quot;;[.$F$3]; &quot;&quot;&quot;: &quot;; [.AD9])" office:value-type="string" office:string-value="&quot;9&quot;: 3" calcext:value-type="string">
            <text:p>"9": 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5" table:formula="of:=COM.MICROSOFT.CONCAT(&quot;&quot;&quot;&quot;;[.$B$4]; &quot;&quot;&quot;: &quot;; [.B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C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D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E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F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H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I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J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K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L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N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O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P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Q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R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T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U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V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W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X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Z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AA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AB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AC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AD10])" office:value-type="string" office:string-value="&quot;14&quot;: 6" calcext:value-type="string">
            <text:p>"14": 6</text:p>
          </table:table-cell>
          <table:table-cell table:style-name="Default"/>
          <table:table-cell table:style-name="Default" table:formula="of:=COM.MICROSOFT.TEXTJOIN(&quot;, &quot;;TRUE();[.AF8:.AF12])" office:value-type="string" office:string-value="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, 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, 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, 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, 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" calcext:value-type="string">
            <text:p>"0": { "0": 6, "1": 1, "2": 1, "3": 1, "4": 3, "5": 6, "6": 4, "7": 3, "8": 1, "9": 4, "10": 6, "11": 6, "12": 6, "13": 6, "14": 6}, "1": { "0": 5, "1": 3, "2": 1, "3": 1, "4": 5, "5": 5, "6": 3, "7": 2, "8": 1, "9": 5, "10": 6, "11": 6, "12": 6, "13": 6, "14": 6}, "2": { "0": 5, "1": 1, "2": 2, "3": 2, "4": 5, "5": 3, "6": 2, "7": 2, "8": 1, "9": 4, "10": 6, "11": 6, "12": 6, "13": 6, "14": 6}, "3": { "0": 4, "1": 1, "2": 1, "3": 4, "4": 4, "5": 4, "6": 3, "7": 2, "8": 2, "9": 3, "10": 6, "11": 6, "12": 6, "13": 6, "14": 6}, "4": { "0": 5, "1": 2, "2": 2, "3": 1, "4": 6, "5": 4, "6": 3, "7": 3, "8": 3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4" office:value-type="float" office:value="6" calcext:value-type="float">
            <text:p>6</text:p>
          </table:table-cell>
          <table:table-cell/>
          <table:table-cell table:style-name="ce90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&quot;&quot;5&quot;&quot;: { &quot;;COM.MICROSOFT.TEXTJOIN(&quot;, &quot;;TRUE();[.B20:.F22]);&quot;}&quot;)" office:value-type="string" office:string-value="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" calcext:value-type="string">
            <text:p>"5": { "0": 6, "1": 3, "2": 2, "3": 4, "4": 6, "5": 3, "6": 1, "7": 1, "8": 1, "9": 3, "10": 6, "11": 5, "12": 3, "13": 3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89" table:formula="of:=[.AT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3" calcext:value-type="float">
            <text:p>3</text:p>
          </table:table-cell>
          <table:table-cell table:style-name="ce89" table:formula="of:=[.AU3]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89" table:formula="of:=[.AV3]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21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89" table:formula="of:=[.AW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89" table:formula="of:=[.AX3]" office:value-type="float" office:value="3" calcext:value-type="float">
            <text:p>3</text:p>
          </table:table-cell>
          <table:table-cell/>
          <table:table-cell table:formula="of:=COM.MICROSOFT.CONCAT(&quot;&quot;&quot;6&quot;&quot;: { &quot;;COM.MICROSOFT.TEXTJOIN(&quot;, &quot;;TRUE();[.H20:.L22]);&quot;}&quot;)" office:value-type="string" office:string-value="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" calcext:value-type="string">
            <text:p>"6": { "0": 6, "1": 3, "2": 1, "3": 4, "4": 6, "5": 3, "6": 1, "7": 1, "8": 1, "9": 3, "10": 5, "11": 4, "12": 4, "13": 2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90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&quot;&quot;7&quot;&quot;: { &quot;;COM.MICROSOFT.TEXTJOIN(&quot;, &quot;;TRUE();[.N20:.R22]);&quot;}&quot;)" office:value-type="string" office:string-value="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1}" calcext:value-type="string">
            <text:p>"7": { "0": 6, "1": 3, "2": 2, "3": 4, "4": 6, "5": 3, "6": 1, "7": 1, "8": 1, "9": 3, "10": 5, "11": 4, "12": 4, "13": 1, "14": 1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formula="of:=COM.MICROSOFT.CONCAT(&quot;&quot;&quot;8&quot;&quot;: { &quot;;COM.MICROSOFT.TEXTJOIN(&quot;, &quot;;TRUE();[.T20:.X22]);&quot;}&quot;)" office:value-type="string" office:string-value="&quot;8&quot;: { &quot;0&quot;: 6, &quot;1&quot;: 2, &quot;2&quot;: 1, &quot;3&quot;: 4, &quot;4&quot;: 6, &quot;5&quot;: 3, &quot;6&quot;: 1, &quot;7&quot;: 1, &quot;8&quot;: 1, &quot;9&quot;: 3, &quot;10&quot;: 5, &quot;11&quot;: 4, &quot;12&quot;: 4, &quot;13&quot;: 2, &quot;14&quot;: 1}" calcext:value-type="string">
            <text:p>"8": { "0": 6, "1": 2, "2": 1, "3": 4, "4": 6, "5": 3, "6": 1, "7": 1, "8": 1, "9": 3, "10": 5, "11": 4, "12": 4, "13": 2, "14": 1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0" table:formula="of:=COM.MICROSOFT.CONCAT(&quot;&quot;&quot;&quot;;[.$B$2]; &quot;&quot;&quot;: &quot;; [.B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C16])" office:value-type="string" office:string-value="&quot;1&quot;: 3" calcext:value-type="string">
            <text:p>"1": 3</text:p>
          </table:table-cell>
          <table:table-cell table:style-name="ce100" table:formula="of:=COM.MICROSOFT.CONCAT(&quot;&quot;&quot;&quot;;[.$D$2]; &quot;&quot;&quot;: &quot;; [.D16])" office:value-type="string" office:string-value="&quot;2&quot;: 2" calcext:value-type="string">
            <text:p>"2": 2</text:p>
          </table:table-cell>
          <table:table-cell table:style-name="ce100" table:formula="of:=COM.MICROSOFT.CONCAT(&quot;&quot;&quot;&quot;;[.$E$2]; &quot;&quot;&quot;: &quot;; [.E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F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H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I16])" office:value-type="string" office:string-value="&quot;1&quot;: 3" calcext:value-type="string">
            <text:p>"1": 3</text:p>
          </table:table-cell>
          <table:table-cell table:style-name="ce100" table:formula="of:=COM.MICROSOFT.CONCAT(&quot;&quot;&quot;&quot;;[.$D$2]; &quot;&quot;&quot;: &quot;; [.J16])" office:value-type="string" office:string-value="&quot;2&quot;: 1" calcext:value-type="string">
            <text:p>"2": 1</text:p>
          </table:table-cell>
          <table:table-cell table:style-name="ce100" table:formula="of:=COM.MICROSOFT.CONCAT(&quot;&quot;&quot;&quot;;[.$E$2]; &quot;&quot;&quot;: &quot;; [.K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L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N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O16])" office:value-type="string" office:string-value="&quot;1&quot;: 3" calcext:value-type="string">
            <text:p>"1": 3</text:p>
          </table:table-cell>
          <table:table-cell table:style-name="ce100" table:formula="of:=COM.MICROSOFT.CONCAT(&quot;&quot;&quot;&quot;;[.$D$2]; &quot;&quot;&quot;: &quot;; [.P16])" office:value-type="string" office:string-value="&quot;2&quot;: 2" calcext:value-type="string">
            <text:p>"2": 2</text:p>
          </table:table-cell>
          <table:table-cell table:style-name="ce100" table:formula="of:=COM.MICROSOFT.CONCAT(&quot;&quot;&quot;&quot;;[.$E$2]; &quot;&quot;&quot;: &quot;; [.Q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R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T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U16])" office:value-type="string" office:string-value="&quot;1&quot;: 2" calcext:value-type="string">
            <text:p>"1": 2</text:p>
          </table:table-cell>
          <table:table-cell table:style-name="ce100" table:formula="of:=COM.MICROSOFT.CONCAT(&quot;&quot;&quot;&quot;;[.$D$2]; &quot;&quot;&quot;: &quot;; [.V16])" office:value-type="string" office:string-value="&quot;2&quot;: 1" calcext:value-type="string">
            <text:p>"2": 1</text:p>
          </table:table-cell>
          <table:table-cell table:style-name="ce100" table:formula="of:=COM.MICROSOFT.CONCAT(&quot;&quot;&quot;&quot;;[.$E$2]; &quot;&quot;&quot;: &quot;; [.W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X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Z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AA16])" office:value-type="string" office:string-value="&quot;1&quot;: 4" calcext:value-type="string">
            <text:p>"1": 4</text:p>
          </table:table-cell>
          <table:table-cell table:style-name="ce131" table:formula="of:=COM.MICROSOFT.CONCAT(&quot;&quot;&quot;&quot;;[.$D$2]; &quot;&quot;&quot;: &quot;; [.AB16])" office:value-type="string" office:string-value="&quot;2&quot;: 3" calcext:value-type="string">
            <text:p>"2": 3</text:p>
          </table:table-cell>
          <table:table-cell table:style-name="ce100" table:formula="of:=COM.MICROSOFT.CONCAT(&quot;&quot;&quot;&quot;;[.$E$2]; &quot;&quot;&quot;: &quot;; [.AC16])" office:value-type="string" office:string-value="&quot;3&quot;: 2" calcext:value-type="string">
            <text:p>"3": 2</text:p>
          </table:table-cell>
          <table:table-cell table:style-name="ce100" table:formula="of:=COM.MICROSOFT.CONCAT(&quot;&quot;&quot;&quot;;[.$F$2]; &quot;&quot;&quot;: &quot;; [.AD16])" office:value-type="string" office:string-value="&quot;4&quot;: 5" calcext:value-type="string">
            <text:p>"4": 5</text:p>
          </table:table-cell>
          <table:table-cell/>
          <table:table-cell table:formula="of:=COM.MICROSOFT.CONCAT(&quot;&quot;&quot;9&quot;&quot;: { &quot;;COM.MICROSOFT.TEXTJOIN(&quot;, &quot;;TRUE();[.Z20:.AD22]);&quot;}&quot;)" office:value-type="string" office:string-value="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" calcext:value-type="string">
            <text:p>"9": { "0": 6, "1": 4, "2": 3, "3": 2, "4": 5, "5": 3, "6": 2, "7": 2, "8": 1, "9": 3, "10": 6, "11": 6, "12": 6, "13": 6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0" table:formula="of:=COM.MICROSOFT.CONCAT(&quot;&quot;&quot;&quot;;[.$B$3]; &quot;&quot;&quot;: &quot;; [.B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C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D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E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F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H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I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J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K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L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N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O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P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Q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R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T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U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V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W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X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Z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AA17])" office:value-type="string" office:string-value="&quot;6&quot;: 2" calcext:value-type="string">
            <text:p>"6": 2</text:p>
          </table:table-cell>
          <table:table-cell table:style-name="ce100" table:formula="of:=COM.MICROSOFT.CONCAT(&quot;&quot;&quot;&quot;;[.$D$3]; &quot;&quot;&quot;: &quot;; [.AB17])" office:value-type="string" office:string-value="&quot;7&quot;: 2" calcext:value-type="string">
            <text:p>"7": 2</text:p>
          </table:table-cell>
          <table:table-cell table:style-name="ce100" table:formula="of:=COM.MICROSOFT.CONCAT(&quot;&quot;&quot;&quot;;[.$E$3]; &quot;&quot;&quot;: &quot;; [.AC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AD17])" office:value-type="string" office:string-value="&quot;9&quot;: 3" calcext:value-type="string">
            <text:p>"9": 3</text:p>
          </table:table-cell>
          <table:table-cell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0" table:formula="of:=COM.MICROSOFT.CONCAT(&quot;&quot;&quot;&quot;;[.$B$4]; &quot;&quot;&quot;: &quot;; [.B18])" office:value-type="string" office:string-value="&quot;10&quot;: 6" calcext:value-type="string">
            <text:p>"10": 6</text:p>
          </table:table-cell>
          <table:table-cell table:style-name="ce100" table:formula="of:=COM.MICROSOFT.CONCAT(&quot;&quot;&quot;&quot;;[.$C$4]; &quot;&quot;&quot;: &quot;; [.C18])" office:value-type="string" office:string-value="&quot;11&quot;: 5" calcext:value-type="string">
            <text:p>"11": 5</text:p>
          </table:table-cell>
          <table:table-cell table:style-name="ce100" table:formula="of:=COM.MICROSOFT.CONCAT(&quot;&quot;&quot;&quot;;[.$D$4]; &quot;&quot;&quot;: &quot;; [.D18])" office:value-type="string" office:string-value="&quot;12&quot;: 3" calcext:value-type="string">
            <text:p>"12": 3</text:p>
          </table:table-cell>
          <table:table-cell table:style-name="ce100" table:formula="of:=COM.MICROSOFT.CONCAT(&quot;&quot;&quot;&quot;;[.$E$4]; &quot;&quot;&quot;: &quot;; [.E18])" office:value-type="string" office:string-value="&quot;13&quot;: 3" calcext:value-type="string">
            <text:p>"13": 3</text:p>
          </table:table-cell>
          <table:table-cell table:style-name="ce100" table:formula="of:=COM.MICROSOFT.CONCAT(&quot;&quot;&quot;&quot;;[.$F$4]; &quot;&quot;&quot;: &quot;; [.F18])" office:value-type="string" office:string-value="&quot;14&quot;: 6" calcext:value-type="string">
            <text:p>"14": 6</text:p>
          </table:table-cell>
          <table:table-cell table:style-name="ce100"/>
          <table:table-cell table:style-name="ce100" table:formula="of:=COM.MICROSOFT.CONCAT(&quot;&quot;&quot;&quot;;[.$B$4]; &quot;&quot;&quot;: &quot;; [.H18])" office:value-type="string" office:string-value="&quot;10&quot;: 5" calcext:value-type="string">
            <text:p>"10": 5</text:p>
          </table:table-cell>
          <table:table-cell table:style-name="ce100" table:formula="of:=COM.MICROSOFT.CONCAT(&quot;&quot;&quot;&quot;;[.$C$4]; &quot;&quot;&quot;: &quot;; [.I18])" office:value-type="string" office:string-value="&quot;11&quot;: 4" calcext:value-type="string">
            <text:p>"11": 4</text:p>
          </table:table-cell>
          <table:table-cell table:style-name="ce100" table:formula="of:=COM.MICROSOFT.CONCAT(&quot;&quot;&quot;&quot;;[.$D$4]; &quot;&quot;&quot;: &quot;; [.J18])" office:value-type="string" office:string-value="&quot;12&quot;: 4" calcext:value-type="string">
            <text:p>"12": 4</text:p>
          </table:table-cell>
          <table:table-cell table:style-name="ce100" table:formula="of:=COM.MICROSOFT.CONCAT(&quot;&quot;&quot;&quot;;[.$E$4]; &quot;&quot;&quot;: &quot;; [.K18])" office:value-type="string" office:string-value="&quot;13&quot;: 2" calcext:value-type="string">
            <text:p>"13": 2</text:p>
          </table:table-cell>
          <table:table-cell table:style-name="ce100" table:formula="of:=COM.MICROSOFT.CONCAT(&quot;&quot;&quot;&quot;;[.$F$4]; &quot;&quot;&quot;: &quot;; [.L18])" office:value-type="string" office:string-value="&quot;14&quot;: 5" calcext:value-type="string">
            <text:p>"14": 5</text:p>
          </table:table-cell>
          <table:table-cell table:style-name="ce100"/>
          <table:table-cell table:style-name="ce100" table:formula="of:=COM.MICROSOFT.CONCAT(&quot;&quot;&quot;&quot;;[.$B$4]; &quot;&quot;&quot;: &quot;; [.N18])" office:value-type="string" office:string-value="&quot;10&quot;: 5" calcext:value-type="string">
            <text:p>"10": 5</text:p>
          </table:table-cell>
          <table:table-cell table:style-name="ce100" table:formula="of:=COM.MICROSOFT.CONCAT(&quot;&quot;&quot;&quot;;[.$C$4]; &quot;&quot;&quot;: &quot;; [.O18])" office:value-type="string" office:string-value="&quot;11&quot;: 4" calcext:value-type="string">
            <text:p>"11": 4</text:p>
          </table:table-cell>
          <table:table-cell table:style-name="ce100" table:formula="of:=COM.MICROSOFT.CONCAT(&quot;&quot;&quot;&quot;;[.$D$4]; &quot;&quot;&quot;: &quot;; [.P18])" office:value-type="string" office:string-value="&quot;12&quot;: 4" calcext:value-type="string">
            <text:p>"12": 4</text:p>
          </table:table-cell>
          <table:table-cell table:style-name="ce100" table:formula="of:=COM.MICROSOFT.CONCAT(&quot;&quot;&quot;&quot;;[.$E$4]; &quot;&quot;&quot;: &quot;; [.Q18])" office:value-type="string" office:string-value="&quot;13&quot;: 1" calcext:value-type="string">
            <text:p>"13": 1</text:p>
          </table:table-cell>
          <table:table-cell table:style-name="ce100" table:formula="of:=COM.MICROSOFT.CONCAT(&quot;&quot;&quot;&quot;;[.$F$4]; &quot;&quot;&quot;: &quot;; [.R18])" office:value-type="string" office:string-value="&quot;14&quot;: 1" calcext:value-type="string">
            <text:p>"14": 1</text:p>
          </table:table-cell>
          <table:table-cell table:style-name="ce100"/>
          <table:table-cell table:style-name="ce100" table:formula="of:=COM.MICROSOFT.CONCAT(&quot;&quot;&quot;&quot;;[.$B$4]; &quot;&quot;&quot;: &quot;; [.T18])" office:value-type="string" office:string-value="&quot;10&quot;: 5" calcext:value-type="string">
            <text:p>"10": 5</text:p>
          </table:table-cell>
          <table:table-cell table:style-name="ce100" table:formula="of:=COM.MICROSOFT.CONCAT(&quot;&quot;&quot;&quot;;[.$C$4]; &quot;&quot;&quot;: &quot;; [.U18])" office:value-type="string" office:string-value="&quot;11&quot;: 4" calcext:value-type="string">
            <text:p>"11": 4</text:p>
          </table:table-cell>
          <table:table-cell table:style-name="ce100" table:formula="of:=COM.MICROSOFT.CONCAT(&quot;&quot;&quot;&quot;;[.$D$4]; &quot;&quot;&quot;: &quot;; [.V18])" office:value-type="string" office:string-value="&quot;12&quot;: 4" calcext:value-type="string">
            <text:p>"12": 4</text:p>
          </table:table-cell>
          <table:table-cell table:style-name="ce100" table:formula="of:=COM.MICROSOFT.CONCAT(&quot;&quot;&quot;&quot;;[.$E$4]; &quot;&quot;&quot;: &quot;; [.W18])" office:value-type="string" office:string-value="&quot;13&quot;: 2" calcext:value-type="string">
            <text:p>"13": 2</text:p>
          </table:table-cell>
          <table:table-cell table:style-name="ce100" table:formula="of:=COM.MICROSOFT.CONCAT(&quot;&quot;&quot;&quot;;[.$F$4]; &quot;&quot;&quot;: &quot;; [.X18])" office:value-type="string" office:string-value="&quot;14&quot;: 1" calcext:value-type="string">
            <text:p>"14": 1</text:p>
          </table:table-cell>
          <table:table-cell table:style-name="ce100"/>
          <table:table-cell table:style-name="ce100" table:formula="of:=COM.MICROSOFT.CONCAT(&quot;&quot;&quot;&quot;;[.$B$4]; &quot;&quot;&quot;: &quot;; [.Z18])" office:value-type="string" office:string-value="&quot;10&quot;: 6" calcext:value-type="string">
            <text:p>"10": 6</text:p>
          </table:table-cell>
          <table:table-cell table:style-name="ce100" table:formula="of:=COM.MICROSOFT.CONCAT(&quot;&quot;&quot;&quot;;[.$C$4]; &quot;&quot;&quot;: &quot;; [.AA18])" office:value-type="string" office:string-value="&quot;11&quot;: 6" calcext:value-type="string">
            <text:p>"11": 6</text:p>
          </table:table-cell>
          <table:table-cell table:style-name="ce100" table:formula="of:=COM.MICROSOFT.CONCAT(&quot;&quot;&quot;&quot;;[.$D$4]; &quot;&quot;&quot;: &quot;; [.AB18])" office:value-type="string" office:string-value="&quot;12&quot;: 6" calcext:value-type="string">
            <text:p>"12": 6</text:p>
          </table:table-cell>
          <table:table-cell table:style-name="ce100" table:formula="of:=COM.MICROSOFT.CONCAT(&quot;&quot;&quot;&quot;;[.$E$4]; &quot;&quot;&quot;: &quot;; [.AC18])" office:value-type="string" office:string-value="&quot;13&quot;: 6" calcext:value-type="string">
            <text:p>"13": 6</text:p>
          </table:table-cell>
          <table:table-cell table:style-name="ce100" table:formula="of:=COM.MICROSOFT.CONCAT(&quot;&quot;&quot;&quot;;[.$F$4]; &quot;&quot;&quot;: &quot;; [.AD18])" office:value-type="string" office:string-value="&quot;14&quot;: 5" calcext:value-type="string">
            <text:p>"14": 5</text:p>
          </table:table-cell>
          <table:table-cell/>
          <table:table-cell table:formula="of:=COM.MICROSOFT.TEXTJOIN(&quot;, &quot;;TRUE();[.AF16:.AF20])" office:value-type="string" office:string-value="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, 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, 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1}, &quot;8&quot;: { &quot;0&quot;: 6, &quot;1&quot;: 2, &quot;2&quot;: 1, &quot;3&quot;: 4, &quot;4&quot;: 6, &quot;5&quot;: 3, &quot;6&quot;: 1, &quot;7&quot;: 1, &quot;8&quot;: 1, &quot;9&quot;: 3, &quot;10&quot;: 5, &quot;11&quot;: 4, &quot;12&quot;: 4, &quot;13&quot;: 2, &quot;14&quot;: 1}, 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" calcext:value-type="string">
            <text:p>"5": { "0": 6, "1": 3, "2": 2, "3": 4, "4": 6, "5": 3, "6": 1, "7": 1, "8": 1, "9": 3, "10": 6, "11": 5, "12": 3, "13": 3, "14": 6}, "6": { "0": 6, "1": 3, "2": 1, "3": 4, "4": 6, "5": 3, "6": 1, "7": 1, "8": 1, "9": 3, "10": 5, "11": 4, "12": 4, "13": 2, "14": 5}, "7": { "0": 6, "1": 3, "2": 2, "3": 4, "4": 6, "5": 3, "6": 1, "7": 1, "8": 1, "9": 3, "10": 5, "11": 4, "12": 4, "13": 1, "14": 1}, "8": { "0": 6, "1": 2, "2": 1, "3": 4, "4": 6, "5": 3, "6": 1, "7": 1, "8": 1, "9": 3, "10": 5, "11": 4, "12": 4, "13": 2, "14": 1}, "9": { "0": 6, "1": 4, "2": 3, "3": 2, "4": 5, "5": 3, "6": 2, "7": 2, "8": 1, "9": 3, "10": 6, "11": 6, "12": 6, "13": 6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style-name="ce10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4" office:value-type="float" office:value="6" calcext:value-type="float">
            <text:p>6</text:p>
          </table:table-cell>
          <table:table-cell/>
          <table:table-cell table:style-name="ce90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COM.MICROSOFT.CONCAT(&quot;&quot;&quot;10&quot;&quot;: { &quot;;COM.MICROSOFT.TEXTJOIN(&quot;, &quot;;TRUE();[.B28:.F30]);&quot;}&quot;)" office:value-type="string" office:string-value="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" calcext:value-type="string">
            <text:p>"10": { "0": 6, "1": 6, "2": 4, "3": 5, "4": 6, "5": 6, "6": 2, "7": 1, "8": 1, "9": 4, "10": 5, "11": 1, "12": 1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style-name="ce104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&quot;&quot;&quot;11&quot;&quot;: { &quot;;COM.MICROSOFT.TEXTJOIN(&quot;, &quot;;TRUE();[.H28:.L30]);&quot;}&quot;)" office:value-type="string" office:string-value="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" calcext:value-type="string">
            <text:p>"11": { "0": 6, "1": 4, "2": 5, "3": 5, "4": 6, "5": 3, "6": 2, "7": 1, "8": 1, "9": 4, "10": 2, "11": 4, "12": 1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89" table:formula="of:=[.AT4]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2" calcext:value-type="float">
            <text:p>2</text:p>
          </table:table-cell>
          <table:table-cell table:style-name="ce89" table:formula="of:=[.AU4]" office:value-type="float" office:value="4" calcext:value-type="float">
            <text:p>4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89" table:formula="of:=[.AV4]"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21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89" table:formula="of:=[.AW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89" table:formula="of:=[.AX4]" office:value-type="float" office:value="5" calcext:value-type="float">
            <text:p>5</text:p>
          </table:table-cell>
          <table:table-cell/>
          <table:table-cell table:formula="of:=COM.MICROSOFT.CONCAT(&quot;&quot;&quot;12&quot;&quot;: { &quot;;COM.MICROSOFT.TEXTJOIN(&quot;, &quot;;TRUE();[.N28:.R30]);&quot;}&quot;)" office:value-type="string" office:string-value="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" calcext:value-type="string">
            <text:p>"12": { "0": 6, "1": 6, "2": 4, "3": 6, "4": 6, "5": 4, "6": 2, "7": 2, "8": 2, "9": 3, "10": 2, "11": 1, "12": 4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02" table:number-columns-repeated="29"/>
          <table:table-cell/>
          <table:table-cell table:formula="of:=COM.MICROSOFT.CONCAT(&quot;&quot;&quot;13&quot;&quot;: { &quot;;COM.MICROSOFT.TEXTJOIN(&quot;, &quot;;TRUE();[.T28:.X30]);&quot;}&quot;)" office:value-type="string" office:string-value="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" calcext:value-type="string">
            <text:p>"13": { "0": 6, "1": 6, "2": 5, "3": 3, "4": 6, "5": 4, "6": 1, "7": 1, "8": 2, "9": 3, "10": 3, "11": 1, "12": 1, "13": 2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03" table:formula="of:=COM.MICROSOFT.CONCAT(&quot;&quot;&quot;&quot;;[.$B$2]; &quot;&quot;&quot;: &quot;; [.B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C24])" office:value-type="string" office:string-value="&quot;1&quot;: 6" calcext:value-type="string">
            <text:p>"1": 6</text:p>
          </table:table-cell>
          <table:table-cell table:style-name="ce103" table:formula="of:=COM.MICROSOFT.CONCAT(&quot;&quot;&quot;&quot;;[.$D$2]; &quot;&quot;&quot;: &quot;; [.D24])" office:value-type="string" office:string-value="&quot;2&quot;: 4" calcext:value-type="string">
            <text:p>"2": 4</text:p>
          </table:table-cell>
          <table:table-cell table:style-name="ce103" table:formula="of:=COM.MICROSOFT.CONCAT(&quot;&quot;&quot;&quot;;[.$E$2]; &quot;&quot;&quot;: &quot;; [.E24])" office:value-type="string" office:string-value="&quot;3&quot;: 5" calcext:value-type="string">
            <text:p>"3": 5</text:p>
          </table:table-cell>
          <table:table-cell table:style-name="ce103" table:formula="of:=COM.MICROSOFT.CONCAT(&quot;&quot;&quot;&quot;;[.$F$2]; &quot;&quot;&quot;: &quot;; [.F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H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I24])" office:value-type="string" office:string-value="&quot;1&quot;: 4" calcext:value-type="string">
            <text:p>"1": 4</text:p>
          </table:table-cell>
          <table:table-cell table:style-name="ce103" table:formula="of:=COM.MICROSOFT.CONCAT(&quot;&quot;&quot;&quot;;[.$D$2]; &quot;&quot;&quot;: &quot;; [.J24])" office:value-type="string" office:string-value="&quot;2&quot;: 5" calcext:value-type="string">
            <text:p>"2": 5</text:p>
          </table:table-cell>
          <table:table-cell table:style-name="ce103" table:formula="of:=COM.MICROSOFT.CONCAT(&quot;&quot;&quot;&quot;;[.$E$2]; &quot;&quot;&quot;: &quot;; [.K24])" office:value-type="string" office:string-value="&quot;3&quot;: 5" calcext:value-type="string">
            <text:p>"3": 5</text:p>
          </table:table-cell>
          <table:table-cell table:style-name="ce103" table:formula="of:=COM.MICROSOFT.CONCAT(&quot;&quot;&quot;&quot;;[.$F$2]; &quot;&quot;&quot;: &quot;; [.L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N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O24])" office:value-type="string" office:string-value="&quot;1&quot;: 6" calcext:value-type="string">
            <text:p>"1": 6</text:p>
          </table:table-cell>
          <table:table-cell table:style-name="ce103" table:formula="of:=COM.MICROSOFT.CONCAT(&quot;&quot;&quot;&quot;;[.$D$2]; &quot;&quot;&quot;: &quot;; [.P24])" office:value-type="string" office:string-value="&quot;2&quot;: 4" calcext:value-type="string">
            <text:p>"2": 4</text:p>
          </table:table-cell>
          <table:table-cell table:style-name="ce103" table:formula="of:=COM.MICROSOFT.CONCAT(&quot;&quot;&quot;&quot;;[.$E$2]; &quot;&quot;&quot;: &quot;; [.Q24])" office:value-type="string" office:string-value="&quot;3&quot;: 6" calcext:value-type="string">
            <text:p>"3": 6</text:p>
          </table:table-cell>
          <table:table-cell table:style-name="ce103" table:formula="of:=COM.MICROSOFT.CONCAT(&quot;&quot;&quot;&quot;;[.$F$2]; &quot;&quot;&quot;: &quot;; [.R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T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U24])" office:value-type="string" office:string-value="&quot;1&quot;: 6" calcext:value-type="string">
            <text:p>"1": 6</text:p>
          </table:table-cell>
          <table:table-cell table:style-name="ce103" table:formula="of:=COM.MICROSOFT.CONCAT(&quot;&quot;&quot;&quot;;[.$D$2]; &quot;&quot;&quot;: &quot;; [.V24])" office:value-type="string" office:string-value="&quot;2&quot;: 5" calcext:value-type="string">
            <text:p>"2": 5</text:p>
          </table:table-cell>
          <table:table-cell table:style-name="ce103" table:formula="of:=COM.MICROSOFT.CONCAT(&quot;&quot;&quot;&quot;;[.$E$2]; &quot;&quot;&quot;: &quot;; [.W24])" office:value-type="string" office:string-value="&quot;3&quot;: 3" calcext:value-type="string">
            <text:p>"3": 3</text:p>
          </table:table-cell>
          <table:table-cell table:style-name="ce103" table:formula="of:=COM.MICROSOFT.CONCAT(&quot;&quot;&quot;&quot;;[.$F$2]; &quot;&quot;&quot;: &quot;; [.X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Z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AA24])" office:value-type="string" office:string-value="&quot;1&quot;: 5" calcext:value-type="string">
            <text:p>"1": 5</text:p>
          </table:table-cell>
          <table:table-cell table:style-name="ce103" table:formula="of:=COM.MICROSOFT.CONCAT(&quot;&quot;&quot;&quot;;[.$D$2]; &quot;&quot;&quot;: &quot;; [.AB24])" office:value-type="string" office:string-value="&quot;2&quot;: 4" calcext:value-type="string">
            <text:p>"2": 4</text:p>
          </table:table-cell>
          <table:table-cell table:style-name="ce103" table:formula="of:=COM.MICROSOFT.CONCAT(&quot;&quot;&quot;&quot;;[.$E$2]; &quot;&quot;&quot;: &quot;; [.AC24])" office:value-type="string" office:string-value="&quot;3&quot;: 4" calcext:value-type="string">
            <text:p>"3": 4</text:p>
          </table:table-cell>
          <table:table-cell table:style-name="ce103" table:formula="of:=COM.MICROSOFT.CONCAT(&quot;&quot;&quot;&quot;;[.$F$2]; &quot;&quot;&quot;: &quot;; [.AD24])" office:value-type="string" office:string-value="&quot;4&quot;: 4" calcext:value-type="string">
            <text:p>"4": 4</text:p>
          </table:table-cell>
          <table:table-cell/>
          <table:table-cell table:formula="of:=COM.MICROSOFT.CONCAT(&quot;&quot;&quot;14&quot;&quot;: { &quot;;COM.MICROSOFT.TEXTJOIN(&quot;, &quot;;TRUE();[.Z28:.AD30]);&quot;}&quot;)" office:value-type="string" office:string-value="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" calcext:value-type="string">
            <text:p>"14": { "0": 6, "1": 5, "2": 4, "3": 4, "4": 4, "5": 4, "6": 2, "7": 1, "8": 1, "9": 2, "10": 4, "11": 1, "12": 1, "13": 1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03" table:formula="of:=COM.MICROSOFT.CONCAT(&quot;&quot;&quot;&quot;;[.$B$3]; &quot;&quot;&quot;: &quot;; [.B25])" office:value-type="string" office:string-value="&quot;5&quot;: 6" calcext:value-type="string">
            <text:p>"5": 6</text:p>
          </table:table-cell>
          <table:table-cell table:style-name="ce103" table:formula="of:=COM.MICROSOFT.CONCAT(&quot;&quot;&quot;&quot;;[.$C$3]; &quot;&quot;&quot;: &quot;; [.C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D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E25])" office:value-type="string" office:string-value="&quot;8&quot;: 1" calcext:value-type="string">
            <text:p>"8": 1</text:p>
          </table:table-cell>
          <table:table-cell table:style-name="ce103" table:formula="of:=COM.MICROSOFT.CONCAT(&quot;&quot;&quot;&quot;;[.$F$3]; &quot;&quot;&quot;: &quot;; [.F25])" office:value-type="string" office:string-value="&quot;9&quot;: 4" calcext:value-type="string">
            <text:p>"9": 4</text:p>
          </table:table-cell>
          <table:table-cell table:style-name="ce103"/>
          <table:table-cell table:style-name="ce103" table:formula="of:=COM.MICROSOFT.CONCAT(&quot;&quot;&quot;&quot;;[.$B$3]; &quot;&quot;&quot;: &quot;; [.H25])" office:value-type="string" office:string-value="&quot;5&quot;: 3" calcext:value-type="string">
            <text:p>"5": 3</text:p>
          </table:table-cell>
          <table:table-cell table:style-name="ce103" table:formula="of:=COM.MICROSOFT.CONCAT(&quot;&quot;&quot;&quot;;[.$C$3]; &quot;&quot;&quot;: &quot;; [.I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J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K25])" office:value-type="string" office:string-value="&quot;8&quot;: 1" calcext:value-type="string">
            <text:p>"8": 1</text:p>
          </table:table-cell>
          <table:table-cell table:style-name="ce103" table:formula="of:=COM.MICROSOFT.CONCAT(&quot;&quot;&quot;&quot;;[.$F$3]; &quot;&quot;&quot;: &quot;; [.L25])" office:value-type="string" office:string-value="&quot;9&quot;: 4" calcext:value-type="string">
            <text:p>"9": 4</text:p>
          </table:table-cell>
          <table:table-cell table:style-name="ce103"/>
          <table:table-cell table:style-name="ce103" table:formula="of:=COM.MICROSOFT.CONCAT(&quot;&quot;&quot;&quot;;[.$B$3]; &quot;&quot;&quot;: &quot;; [.N25])" office:value-type="string" office:string-value="&quot;5&quot;: 4" calcext:value-type="string">
            <text:p>"5": 4</text:p>
          </table:table-cell>
          <table:table-cell table:style-name="ce103" table:formula="of:=COM.MICROSOFT.CONCAT(&quot;&quot;&quot;&quot;;[.$C$3]; &quot;&quot;&quot;: &quot;; [.O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P25])" office:value-type="string" office:string-value="&quot;7&quot;: 2" calcext:value-type="string">
            <text:p>"7": 2</text:p>
          </table:table-cell>
          <table:table-cell table:style-name="ce103" table:formula="of:=COM.MICROSOFT.CONCAT(&quot;&quot;&quot;&quot;;[.$E$3]; &quot;&quot;&quot;: &quot;; [.Q25])" office:value-type="string" office:string-value="&quot;8&quot;: 2" calcext:value-type="string">
            <text:p>"8": 2</text:p>
          </table:table-cell>
          <table:table-cell table:style-name="ce103" table:formula="of:=COM.MICROSOFT.CONCAT(&quot;&quot;&quot;&quot;;[.$F$3]; &quot;&quot;&quot;: &quot;; [.R25])" office:value-type="string" office:string-value="&quot;9&quot;: 3" calcext:value-type="string">
            <text:p>"9": 3</text:p>
          </table:table-cell>
          <table:table-cell table:style-name="ce103"/>
          <table:table-cell table:style-name="ce103" table:formula="of:=COM.MICROSOFT.CONCAT(&quot;&quot;&quot;&quot;;[.$B$3]; &quot;&quot;&quot;: &quot;; [.T25])" office:value-type="string" office:string-value="&quot;5&quot;: 4" calcext:value-type="string">
            <text:p>"5": 4</text:p>
          </table:table-cell>
          <table:table-cell table:style-name="ce103" table:formula="of:=COM.MICROSOFT.CONCAT(&quot;&quot;&quot;&quot;;[.$C$3]; &quot;&quot;&quot;: &quot;; [.U25])" office:value-type="string" office:string-value="&quot;6&quot;: 1" calcext:value-type="string">
            <text:p>"6": 1</text:p>
          </table:table-cell>
          <table:table-cell table:style-name="ce103" table:formula="of:=COM.MICROSOFT.CONCAT(&quot;&quot;&quot;&quot;;[.$D$3]; &quot;&quot;&quot;: &quot;; [.V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W25])" office:value-type="string" office:string-value="&quot;8&quot;: 2" calcext:value-type="string">
            <text:p>"8": 2</text:p>
          </table:table-cell>
          <table:table-cell table:style-name="ce103" table:formula="of:=COM.MICROSOFT.CONCAT(&quot;&quot;&quot;&quot;;[.$F$3]; &quot;&quot;&quot;: &quot;; [.X25])" office:value-type="string" office:string-value="&quot;9&quot;: 3" calcext:value-type="string">
            <text:p>"9": 3</text:p>
          </table:table-cell>
          <table:table-cell table:style-name="ce103"/>
          <table:table-cell table:style-name="ce103" table:formula="of:=COM.MICROSOFT.CONCAT(&quot;&quot;&quot;&quot;;[.$B$3]; &quot;&quot;&quot;: &quot;; [.Z25])" office:value-type="string" office:string-value="&quot;5&quot;: 4" calcext:value-type="string">
            <text:p>"5": 4</text:p>
          </table:table-cell>
          <table:table-cell table:style-name="ce103" table:formula="of:=COM.MICROSOFT.CONCAT(&quot;&quot;&quot;&quot;;[.$C$3]; &quot;&quot;&quot;: &quot;; [.AA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AB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AC25])" office:value-type="string" office:string-value="&quot;8&quot;: 1" calcext:value-type="string">
            <text:p>"8": 1</text:p>
          </table:table-cell>
          <table:table-cell table:style-name="ce103" table:formula="of:=COM.MICROSOFT.CONCAT(&quot;&quot;&quot;&quot;;[.$F$3]; &quot;&quot;&quot;: &quot;; [.AD25])" office:value-type="string" office:string-value="&quot;9&quot;: 2" calcext:value-type="string">
            <text:p>"9": 2</text:p>
          </table:table-cell>
          <table:table-cell table:number-columns-repeated="22"/>
          <table:table-cell table:style-name="Default" table:number-columns-repeated="16332"/>
        </table:table-row>
        <table:table-row table:style-name="ro1">
          <table:table-cell/>
          <table:table-cell table:style-name="ce103" table:formula="of:=COM.MICROSOFT.CONCAT(&quot;&quot;&quot;&quot;;[.$B$4]; &quot;&quot;&quot;: &quot;; [.B26])" office:value-type="string" office:string-value="&quot;10&quot;: 5" calcext:value-type="string">
            <text:p>"10": 5</text:p>
          </table:table-cell>
          <table:table-cell table:style-name="ce103" table:formula="of:=COM.MICROSOFT.CONCAT(&quot;&quot;&quot;&quot;;[.$C$4]; &quot;&quot;&quot;: &quot;; [.C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D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E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F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H26])" office:value-type="string" office:string-value="&quot;10&quot;: 2" calcext:value-type="string">
            <text:p>"10": 2</text:p>
          </table:table-cell>
          <table:table-cell table:style-name="ce103" table:formula="of:=COM.MICROSOFT.CONCAT(&quot;&quot;&quot;&quot;;[.$C$4]; &quot;&quot;&quot;: &quot;; [.I26])" office:value-type="string" office:string-value="&quot;11&quot;: 4" calcext:value-type="string">
            <text:p>"11": 4</text:p>
          </table:table-cell>
          <table:table-cell table:style-name="ce103" table:formula="of:=COM.MICROSOFT.CONCAT(&quot;&quot;&quot;&quot;;[.$D$4]; &quot;&quot;&quot;: &quot;; [.J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K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L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N26])" office:value-type="string" office:string-value="&quot;10&quot;: 2" calcext:value-type="string">
            <text:p>"10": 2</text:p>
          </table:table-cell>
          <table:table-cell table:style-name="ce103" table:formula="of:=COM.MICROSOFT.CONCAT(&quot;&quot;&quot;&quot;;[.$C$4]; &quot;&quot;&quot;: &quot;; [.O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P26])" office:value-type="string" office:string-value="&quot;12&quot;: 4" calcext:value-type="string">
            <text:p>"12": 4</text:p>
          </table:table-cell>
          <table:table-cell table:style-name="ce103" table:formula="of:=COM.MICROSOFT.CONCAT(&quot;&quot;&quot;&quot;;[.$E$4]; &quot;&quot;&quot;: &quot;; [.Q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R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T26])" office:value-type="string" office:string-value="&quot;10&quot;: 3" calcext:value-type="string">
            <text:p>"10": 3</text:p>
          </table:table-cell>
          <table:table-cell table:style-name="ce103" table:formula="of:=COM.MICROSOFT.CONCAT(&quot;&quot;&quot;&quot;;[.$C$4]; &quot;&quot;&quot;: &quot;; [.U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V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W26])" office:value-type="string" office:string-value="&quot;13&quot;: 2" calcext:value-type="string">
            <text:p>"13": 2</text:p>
          </table:table-cell>
          <table:table-cell table:style-name="ce103" table:formula="of:=COM.MICROSOFT.CONCAT(&quot;&quot;&quot;&quot;;[.$F$4]; &quot;&quot;&quot;: &quot;; [.X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Z26])" office:value-type="string" office:string-value="&quot;10&quot;: 4" calcext:value-type="string">
            <text:p>"10": 4</text:p>
          </table:table-cell>
          <table:table-cell table:style-name="ce103" table:formula="of:=COM.MICROSOFT.CONCAT(&quot;&quot;&quot;&quot;;[.$C$4]; &quot;&quot;&quot;: &quot;; [.AA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AB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AC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AD26])" office:value-type="string" office:string-value="&quot;14&quot;: 5" calcext:value-type="string">
            <text:p>"14": 5</text:p>
          </table:table-cell>
          <table:table-cell/>
          <table:table-cell table:formula="of:=COM.MICROSOFT.TEXTJOIN(&quot;, &quot;;TRUE();[.AF24:.AF28])" office:value-type="string" office:string-value="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, 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, 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, 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, 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" calcext:value-type="string">
            <text:p>"10": { "0": 6, "1": 6, "2": 4, "3": 5, "4": 6, "5": 6, "6": 2, "7": 1, "8": 1, "9": 4, "10": 5, "11": 1, "12": 1, "13": 1, "14": 3}, "11": { "0": 6, "1": 4, "2": 5, "3": 5, "4": 6, "5": 3, "6": 2, "7": 1, "8": 1, "9": 4, "10": 2, "11": 4, "12": 1, "13": 1, "14": 3}, "12": { "0": 6, "1": 6, "2": 4, "3": 6, "4": 6, "5": 4, "6": 2, "7": 2, "8": 2, "9": 3, "10": 2, "11": 1, "12": 4, "13": 1, "14": 3}, "13": { "0": 6, "1": 6, "2": 5, "3": 3, "4": 6, "5": 4, "6": 1, "7": 1, "8": 2, "9": 3, "10": 3, "11": 1, "12": 1, "13": 2, "14": 3}, "14": { "0": 6, "1": 5, "2": 4, "3": 4, "4": 4, "5": 4, "6": 2, "7": 1, "8": 1, "9": 2, "10": 4, "11": 1, "12": 1, "13": 1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 table:number-columns-repeated="14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5" table:formula="of:=COM.MICROSOFT.CONCAT(&quot;{&quot;; COM.MICROSOFT.TEXTJOIN(&quot;, &quot;;TRUE();[.AF14]; [.AF22]; [.AF30]);&quot;}&quot;)" office:value-type="string" office:string-value="{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, 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, 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, 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, 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, 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, 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, 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1}, &quot;8&quot;: { &quot;0&quot;: 6, &quot;1&quot;: 2, &quot;2&quot;: 1, &quot;3&quot;: 4, &quot;4&quot;: 6, &quot;5&quot;: 3, &quot;6&quot;: 1, &quot;7&quot;: 1, &quot;8&quot;: 1, &quot;9&quot;: 3, &quot;10&quot;: 5, &quot;11&quot;: 4, &quot;12&quot;: 4, &quot;13&quot;: 2, &quot;14&quot;: 1}, 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, 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, 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, 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, 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, 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}" calcext:value-type="string">
            <text:p>{"0": { "0": 6, "1": 1, "2": 1, "3": 1, "4": 3, "5": 6, "6": 4, "7": 3, "8": 1, "9": 4, "10": 6, "11": 6, "12": 6, "13": 6, "14": 6}, "1": { "0": 5, "1": 3, "2": 1, "3": 1, "4": 5, "5": 5, "6": 3, "7": 2, "8": 1, "9": 5, "10": 6, "11": 6, "12": 6, "13": 6, "14": 6}, "2": { "0": 5, "1": 1, "2": 2, "3": 2, "4": 5, "5": 3, "6": 2, "7": 2, "8": 1, "9": 4, "10": 6, "11": 6, "12": 6, "13": 6, "14": 6}, "3": { "0": 4, "1": 1, "2": 1, "3": 4, "4": 4, "5": 4, "6": 3, "7": 2, "8": 2, "9": 3, "10": 6, "11": 6, "12": 6, "13": 6, "14": 6}, "4": { "0": 5, "1": 2, "2": 2, "3": 1, "4": 6, "5": 4, "6": 3, "7": 3, "8": 3, "9": 3, "10": 6, "11": 6, "12": 6, "13": 6, "14": 6}, "5": { "0": 6, "1": 3, "2": 2, "3": 4, "4": 6, "5": 3, "6": 1, "7": 1, "8": 1, "9": 3, "10": 6, "11": 5, "12": 3, "13": 3, "14": 6}, "6": { "0": 6, "1": 3, "2": 1, "3": 4, "4": 6, "5": 3, "6": 1, "7": 1, "8": 1, "9": 3, "10": 5, "11": 4, "12": 4, "13": 2, "14": 5}, "7": { "0": 6, "1": 3, "2": 2, "3": 4, "4": 6, "5": 3, "6": 1, "7": 1, "8": 1, "9": 3, "10": 5, "11": 4, "12": 4, "13": 1, "14": 1}, "8": { "0": 6, "1": 2, "2": 1, "3": 4, "4": 6, "5": 3, "6": 1, "7": 1, "8": 1, "9": 3, "10": 5, "11": 4, "12": 4, "13": 2, "14": 1}, "9": { "0": 6, "1": 4, "2": 3, "3": 2, "4": 5, "5": 3, "6": 2, "7": 2, "8": 1, "9": 3, "10": 6, "11": 6, "12": 6, "13": 6, "14": 5}, "10": { "0": 6, "1": 6, "2": 4, "3": 5, "4": 6, "5": 6, "6": 2, "7": 1, "8": 1, "9": 4, "10": 5, "11": 1, "12": 1, "13": 1, "14": 3}, "11": { "0": 6, "1": 4, "2": 5, "3": 5, "4": 6, "5": 3, "6": 2, "7": 1, "8": 1, "9": 4, "10": 2, "11": 4, "12": 1, "13": 1, "14": 3}, "12": { "0": 6, "1": 6, "2": 4, "3": 6, "4": 6, "5": 4, "6": 2, "7": 2, "8": 2, "9": 3, "10": 2, "11": 1, "12": 4, "13": 1, "14": 3}, "13": { "0": 6, "1": 6, "2": 5, "3": 3, "4": 6, "5": 4, "6": 1, "7": 1, "8": 2, "9": 3, "10": 3, "11": 1, "12": 1, "13": 2, "14": 3}, "14": { "0": 6, "1": 5, "2": 4, "3": 4, "4": 4, "5": 4, "6": 2, "7": 1, "8": 1, "9": 2, "10": 4, "11": 1, "12": 1, "13": 1, "14": 5}}</text:p>
          </table:table-cell>
          <table:table-cell table:style-name="Default" table:number-columns-repeated="6"/>
          <table:table-cell/>
          <table:table-cell table:style-name="Default" table:number-columns-repeated="8"/>
          <table:table-cell/>
          <table:table-cell table:style-name="Default" table:number-columns-repeated="14"/>
          <table:table-cell table:number-columns-repeated="20"/>
          <table:table-cell table:style-name="Default" table:number-columns-repeated="163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/00/0000</text:date>, <text:time style:data-style-name="N2" text:time-value="23:59:11.87452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0" style:display-name="PageStyle_v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1" style:display-name="PageStyle_v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s" style:display-name="PageStyle_key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2" style:display-name="PageStyle_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galiamov</meta:initial-creator>
    <meta:creation-date>2021-01-17T15:42:06</meta:creation-date>
    <dc:date>2026-05-04T00:14:51.103995100</dc:date>
    <meta:generator>LibreOffice/26.2.0.3$Windows_X86_64 LibreOffice_project/620$Build-3</meta:generator>
    <meta:editing-duration>PT7H12M23S</meta:editing-duration>
    <meta:editing-cycles>53</meta:editing-cycles>
    <meta:document-statistic meta:table-count="1" meta:cell-count="529" meta:object-count="0"/>
    <meta:user-defined meta:name="AppVersion">16.0300</meta:user-defined>
  </office:meta>
</office:document-meta>
</file>